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activités de Ahmed Jerbi : GenericSystemTracker 01/04/2014 au 12/05/2014</text:p>
      <text:p text:style-name="P1"/>
      <text:p text:style-name="P3">L'objectif de mon travail est de construire un arbre de composant <text:span text:style-name="T1">Jsf</text:span> dynamique dans l'application <text:span text:style-name="T1">Tracker</text:span> afin de rendre celle-ci indépendante des fichiers <text:span text:style-name="T1">Xhtml</text:span>.</text:p>
      <text:p text:style-name="P3"/>
      <text:p text:style-name="P3">Pour ce faire, je fais appel à un Listener à partir du fichier index.xhtml. Ce Listener déclenche notre construction de l'arbre en PreRenderView.</text:p>
      <text:p text:style-name="P3"/>
      <text:p text:style-name="P3">La construction de mes composants <text:span text:style-name="T1">jsf</text:span> se fait en quatre étapes:</text:p>
      <text:p text:style-name="P3"/>
      <text:list xml:id="list732737084" text:style-name="L1">
        <text:list-item>
          <text:p text:style-name="P4">BuildJsfComponentBefore : La construction des composants <text:span text:style-name="T1">Jsf</text:span> avant la construction des childrens.</text:p>
        </text:list-item>
        <text:list-item>
          <text:p text:style-name="P4">BuildJsfComponentAfter : La construction des composants <text:span text:style-name="T1">Jsf</text:span> après la construction des childrens.</text:p>
        </text:list-item>
        <text:list-item>
          <text:p text:style-name="P4">BuildJsfContainer : La construction du conteneur des composants <text:span text:style-name="T1">Jsf</text:span>.</text:p>
        </text:list-item>
        <text:list-item>
          <text:p text:style-name="P4">BuildJsfChildren : On fait appel à BuildJsfComponentBefore, ensuite à BuildJsfContainer, ensuite pour chaque children on appel de manière récursive BuildJsfChildren et finalement BuildJsfComponentAfter.</text:p>
        </text:list-item>
      </text:list>
      <text:p text:style-name="P3"/>
      <text:p text:style-name="P3">La problématique qui se pose ici est la construction des El expression. Avec <text:span text:style-name="T1">Jsf</text:span> on faisait appel au El expression de la manière suivante : #{<text:span text:style-name="T1">Nom_Composant</text:span><text:span text:style-name="T3">.</text:span><text:span text:style-name="T1">Nom_Action</text:span>}. Étant donné qu'on a un arbre de composant graphique il faudrait définir un id pour chaque nœud.</text:p>
      <text:p text:style-name="P3">Pour ce faire, chaque nœud devra être défini de la manière suivante :</text:p>
      <text:p text:style-name="P3">On doit définir la hiérarchie de ses parents jusqu’à arriver au composant <text:span text:style-name="T1">Root</text:span>.</text:p>
      <text:p text:style-name="P3">Exemple : Pour le composant graphique <text:span text:style-name="T1">button1</text:span> qui a pour père le composant <text:span text:style-name="T1">Selector </text:span><text:span text:style-name="T2">qui lui même a pour père </text:span><text:span text:style-name="T1">Root. </text:span><text:span text:style-name="T2">L'El expression pour le composant Button1sera: #{r</text:span><text:span text:style-name="T1">oot.children[0].children[1]</text:span><text:span text:style-name="T2">}. Le premier indice est égal à 0 parce que </text:span><text:span text:style-name="T1">root</text:span><text:span text:style-name="T2"> n'a qu'un seul enfant et le deuxième indice est égal à 1 parce que </text:span><text:span text:style-name="T1">Selector</text:span><text:span text:style-name="T2"> possède deux enfants et que button1 est le deuxième enfants dans la liste des childrens.</text:span></text:p>
      <text:p text:style-name="P3"/>
      <text:p text:style-name="P3"/>
      <text:p text:style-name="P1">Ajax</text:p>
      <text:p text:style-name="P1"/>
      <text:p text:style-name="P3">L'objectif de ma deuxième partie de travail est de rafraîchir une branche de mon arbre de composants. Pour ce faire j'ai mis en place le rafraîchissement dynamique des mes composants graphique avec Ajax.</text:p>
      <text:p text:style-name="P3"/>
      <text:p text:style-name="P3">Lors d'un appel Ajax deux attributs doivent être défini : <text:span text:style-name="T1">execute</text:span> et <text:span text:style-name="T1">render. </text:span><text:span text:style-name="T2">Ce qui m'intéresse ici c'est l'attribut </text:span><text:span text:style-name="T1">render</text:span><text:span text:style-name="T2"> qui va contenir les ids des composants à rafraîchir et qui va être défini de manière dynamique.</text:span></text:p>
      <text:p text:style-name="P3"><text:span text:style-name="T2"/></text:p>
      <text:p text:style-name="P3"><text:span text:style-name="T2">Pour ce faire, pour chaque action, on défini au même temps que la construction de notre arbre, quel composants a été modifié. Si c'est le cas ce composant sera défini comme </text:span><text:span text:style-name="T1">dirty</text:span><text:span text:style-name="T2"> et son id sera ajouté dans la liste qui sera passé en paramètre pour l'attribut </text:span><text:span text:style-name="T1">render</text:span><text:span text:style-name="T2">.</text:span></text:p>
      <text:p text:style-name="P3"><text:span text:style-name="T2"/></text:p>
      <text:p text:style-name="P3"><text:span text:style-name="T2">L'utilité d'un tel traitement est de rendre chaque composant graphique conscient de ses modifications. Ainsi on ne se préoccupe plus de quel composant doit on rafraîchir, tout cela se fait de manière automatique. </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09:52:06</meta:creation-date>
    <dc:date>2014-05-12T16:30:37</dc:date>
    <meta:editing-duration>PT6H23M45S</meta:editing-duration>
    <meta:editing-cycles>61</meta:editing-cycles>
    <meta:generator>LibreOffice/3.5$Linux_X86_64 LibreOffice_project/350m1$Build-2</meta:generator>
    <meta:document-statistic meta:table-count="0" meta:image-count="0" meta:object-count="0" meta:page-count="1" meta:paragraph-count="17" meta:word-count="418" meta:character-count="2647" meta:non-whitespace-character-count="2249"/>
  </office:meta>
</office:document-meta>
</file>